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growth_glc" table:style-name="ta1">
        <table:shapes>
          <draw:frame draw:z-index="0" draw:style-name="gr1" draw:text-style-name="P1" svg:width="160.18mm" svg:height="90.09mm" svg:x="8.95mm" svg:y="100.24mm">
            <loext:p draw:notify-on-update-of-ranges="testgrowth_glc.A1:testgrowth_glc.A21 testgrowth_glc.E1:testgrowth_glc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826512945642E-041" calcext:value-type="float">
            <text:p>5.98826512945642E-41</text:p>
          </table:table-cell>
          <table:table-cell office:value-type="float" office:value="5.33340503647221E-041" calcext:value-type="float">
            <text:p>5.33340503647221E-41</text:p>
          </table:table-cell>
          <table:table-cell office:value-type="float" office:value="3.36378339227378E-024" calcext:value-type="float">
            <text:p>3.36378339227378E-24</text:p>
          </table:table-cell>
          <table:table-cell office:value-type="float" office:value="0.000039330708749397" calcext:value-type="float">
            <text:p>3.9330708749397E-0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568861213078097" calcext:value-type="float">
            <text:p>0.0056886121</text:p>
          </table:table-cell>
          <table:table-cell office:value-type="float" office:value="0.000685425112159497" calcext:value-type="float">
            <text:p>0.0006854251</text:p>
          </table:table-cell>
          <table:table-cell office:value-type="float" office:value="0.0376990976796213" calcext:value-type="float">
            <text:p>0.0376990977</text:p>
          </table:table-cell>
          <table:table-cell office:value-type="float" office:value="0.0000418403904084427" calcext:value-type="float">
            <text:p>4.18403904084427E-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14635691113418" calcext:value-type="float">
            <text:p>0.0114635691</text:p>
          </table:table-cell>
          <table:table-cell office:value-type="float" office:value="0.00145065488734316" calcext:value-type="float">
            <text:p>0.0014506549</text:p>
          </table:table-cell>
          <table:table-cell office:value-type="float" office:value="0.30824443243964" calcext:value-type="float">
            <text:p>0.3082444324</text:p>
          </table:table-cell>
          <table:table-cell office:value-type="float" office:value="0.00215035198516467" calcext:value-type="float">
            <text:p>0.00215035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73589769409638" calcext:value-type="float">
            <text:p>0.0173589769</text:p>
          </table:table-cell>
          <table:table-cell office:value-type="float" office:value="0.00232944430908869" calcext:value-type="float">
            <text:p>0.0023294443</text:p>
          </table:table-cell>
          <table:table-cell office:value-type="float" office:value="0.560122548488916" calcext:value-type="float">
            <text:p>0.5601225485</text:p>
          </table:table-cell>
          <table:table-cell office:value-type="float" office:value="0.0319553091711511" calcext:value-type="float">
            <text:p>0.031955309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33963765784529" calcext:value-type="float">
            <text:p>0.0233963766</text:p>
          </table:table-cell>
          <table:table-cell office:value-type="float" office:value="0.00334289802923751" calcext:value-type="float">
            <text:p>0.003342898</text:p>
          </table:table-cell>
          <table:table-cell office:value-type="float" office:value="0.837366975778333" calcext:value-type="float">
            <text:p>0.8373669758</text:p>
          </table:table-cell>
          <table:table-cell office:value-type="float" office:value="0.153684429666893" calcext:value-type="float">
            <text:p>0.153684429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296112702281564" calcext:value-type="float">
            <text:p>0.0296112702</text:p>
          </table:table-cell>
          <table:table-cell office:value-type="float" office:value="0.00452592723449979" calcext:value-type="float">
            <text:p>0.0045259272</text:p>
          </table:table-cell>
          <table:table-cell office:value-type="float" office:value="1.20032896897234" calcext:value-type="float">
            <text:p>1.200328969</text:p>
          </table:table-cell>
          <table:table-cell office:value-type="float" office:value="0.477741563648681" calcext:value-type="float">
            <text:p>0.47774156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60529417821225" calcext:value-type="float">
            <text:p>0.0360529418</text:p>
          </table:table-cell>
          <table:table-cell office:value-type="float" office:value="0.00592700195092334" calcext:value-type="float">
            <text:p>0.005927002</text:p>
          </table:table-cell>
          <table:table-cell office:value-type="float" office:value="1.68254405392112" calcext:value-type="float">
            <text:p>1.6825440539</text:p>
          </table:table-cell>
          <table:table-cell office:value-type="float" office:value="1.14114797007139" calcext:value-type="float">
            <text:p>1.14114797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27917745570783" calcext:value-type="float">
            <text:p>0.0427917746</text:p>
          </table:table-cell>
          <table:table-cell office:value-type="float" office:value="0.00761534962244998" calcext:value-type="float">
            <text:p>0.0076153496</text:p>
          </table:table-cell>
          <table:table-cell office:value-type="float" office:value="2.3201292858258" calcext:value-type="float">
            <text:p>2.3201292858</text:p>
          </table:table-cell>
          <table:table-cell office:value-type="float" office:value="2.27726191762262" calcext:value-type="float">
            <text:p>2.27726191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99312181684753" calcext:value-type="float">
            <text:p>0.0499312182</text:p>
          </table:table-cell>
          <table:table-cell office:value-type="float" office:value="0.00969272240617672" calcext:value-type="float">
            <text:p>0.0096927224</text:p>
          </table:table-cell>
          <table:table-cell office:value-type="float" office:value="3.1932214366905" calcext:value-type="float">
            <text:p>3.1932214367</text:p>
          </table:table-cell>
          <table:table-cell office:value-type="float" office:value="4.00212883338935" calcext:value-type="float">
            <text:p>4.002128833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76267872232179" calcext:value-type="float">
            <text:p>0.0576267872</text:p>
          </table:table-cell>
          <table:table-cell office:value-type="float" office:value="0.0123120623999138" calcext:value-type="float">
            <text:p>0.0123120624</text:p>
          </table:table-cell>
          <table:table-cell office:value-type="float" office:value="4.51279537978194" calcext:value-type="float">
            <text:p>4.5127953798</text:p>
          </table:table-cell>
          <table:table-cell office:value-type="float" office:value="6.57635016395792" calcext:value-type="float">
            <text:p>6.5763501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61227121720639" calcext:value-type="float">
            <text:p>0.0661227122</text:p>
          </table:table-cell>
          <table:table-cell office:value-type="float" office:value="0.0157135309564214" calcext:value-type="float">
            <text:p>0.015713531</text:p>
          </table:table-cell>
          <table:table-cell office:value-type="float" office:value="6.63129649941395" calcext:value-type="float">
            <text:p>6.6312964994</text:p>
          </table:table-cell>
          <table:table-cell office:value-type="float" office:value="10.3993720049825" calcext:value-type="float">
            <text:p>10.3993720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758499450601565" calcext:value-type="float">
            <text:p>0.0758499451</text:p>
          </table:table-cell>
          <table:table-cell office:value-type="float" office:value="0.0203210048357292" calcext:value-type="float">
            <text:p>0.0203210048</text:p>
          </table:table-cell>
          <table:table-cell office:value-type="float" office:value="10.0106620943808" calcext:value-type="float">
            <text:p>10.0106620944</text:p>
          </table:table-cell>
          <table:table-cell office:value-type="float" office:value="15.034136445859" calcext:value-type="float">
            <text:p>15.03413644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876277899841474" calcext:value-type="float">
            <text:p>0.08762779</text:p>
          </table:table-cell>
          <table:table-cell office:value-type="float" office:value="0.0269403809584915" calcext:value-type="float">
            <text:p>0.026940381</text:p>
          </table:table-cell>
          <table:table-cell office:value-type="float" office:value="16.348828147674" calcext:value-type="float">
            <text:p>16.3488281477</text:p>
          </table:table-cell>
          <table:table-cell office:value-type="float" office:value="19.923018067861" calcext:value-type="float">
            <text:p>19.923018067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03212644308542" calcext:value-type="float">
            <text:p>0.1032126443</text:p>
          </table:table-cell>
          <table:table-cell office:value-type="float" office:value="0.0372993165628778" calcext:value-type="float">
            <text:p>0.0372993166</text:p>
          </table:table-cell>
          <table:table-cell office:value-type="float" office:value="35.6951447466185" calcext:value-type="float">
            <text:p>35.6951447466</text:p>
          </table:table-cell>
          <table:table-cell office:value-type="float" office:value="24.9147915597242" calcext:value-type="float">
            <text:p>24.91479155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27446103958811" calcext:value-type="float">
            <text:p>0.127446104</text:p>
          </table:table-cell>
          <table:table-cell office:value-type="float" office:value="0.0561608553047206" calcext:value-type="float">
            <text:p>0.0561608553</text:p>
          </table:table-cell>
          <table:table-cell office:value-type="float" office:value="527.112476157179" calcext:value-type="float">
            <text:p>527.1124761572</text:p>
          </table:table-cell>
          <table:table-cell office:value-type="float" office:value="29.7871871075521" calcext:value-type="float">
            <text:p>29.78718710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78763455287559" calcext:value-type="float">
            <text:p>0.1787634553</text:p>
          </table:table-cell>
          <table:table-cell office:value-type="float" office:value="0.101660281998279" calcext:value-type="float">
            <text:p>0.101660282</text:p>
          </table:table-cell>
          <table:table-cell office:value-type="float" office:value="9336.096671047" calcext:value-type="float">
            <text:p>9336.096671047</text:p>
          </table:table-cell>
          <table:table-cell office:value-type="float" office:value="29.0800320154693" calcext:value-type="float">
            <text:p>29.080032015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38384637723747" calcext:value-type="float">
            <text:p>0.4383846377</text:p>
          </table:table-cell>
          <table:table-cell office:value-type="float" office:value="0.352061128723152" calcext:value-type="float">
            <text:p>0.3520611287</text:p>
          </table:table-cell>
          <table:table-cell office:value-type="float" office:value="18868.0465746868" calcext:value-type="float">
            <text:p>18868.0465746868</text:p>
          </table:table-cell>
          <table:table-cell office:value-type="float" office:value="27.0091814762291" calcext:value-type="float">
            <text:p>27.00918147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01.127182171306" calcext:value-type="float">
            <text:p>201.1271821713</text:p>
          </table:table-cell>
          <table:table-cell office:value-type="float" office:value="197.766021618595" calcext:value-type="float">
            <text:p>197.7660216186</text:p>
          </table:table-cell>
          <table:table-cell office:value-type="float" office:value="23066.4248576566" calcext:value-type="float">
            <text:p>23066.4248576566</text:p>
          </table:table-cell>
          <table:table-cell office:value-type="float" office:value="26.0489724005134" calcext:value-type="float">
            <text:p>26.04897240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59.1968050436" calcext:value-type="float">
            <text:p>559.1968050436</text:p>
          </table:table-cell>
          <table:table-cell office:value-type="float" office:value="549.995229984147" calcext:value-type="float">
            <text:p>549.9952299841</text:p>
          </table:table-cell>
          <table:table-cell office:value-type="float" office:value="23090.1668423368" calcext:value-type="float">
            <text:p>23090.1668423368</text:p>
          </table:table-cell>
          <table:table-cell office:value-type="float" office:value="26.044388968466" calcext:value-type="float">
            <text:p>26.044388968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18.018508392388" calcext:value-type="float">
            <text:p>918.0185083924</text:p>
          </table:table-cell>
          <table:table-cell office:value-type="float" office:value="902.962525103769" calcext:value-type="float">
            <text:p>902.9625251038</text:p>
          </table:table-cell>
          <table:table-cell office:value-type="float" office:value="23096.505559521" calcext:value-type="float">
            <text:p>23096.505559521</text:p>
          </table:table-cell>
          <table:table-cell office:value-type="float" office:value="26.0433724241774" calcext:value-type="float">
            <text:p>26.0433724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6.99012275659" calcext:value-type="float">
            <text:p>1276.9901227566</text:p>
          </table:table-cell>
          <table:table-cell office:value-type="float" office:value="1256.07555393698" calcext:value-type="float">
            <text:p>1256.075553937</text:p>
          </table:table-cell>
          <table:table-cell office:value-type="float" office:value="23099.4963353574" calcext:value-type="float">
            <text:p>23099.4963353574</text:p>
          </table:table-cell>
          <table:table-cell office:value-type="float" office:value="26.0429609855278" calcext:value-type="float">
            <text:p>26.0429609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12:04:34.045518693</dc:date>
    <meta:editing-duration>PT1M17S</meta:editing-duration>
    <meta:editing-cycles>1</meta:editing-cycles>
    <meta:document-statistic meta:table-count="1" meta:cell-count="1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1cm" xlink:href=".." xlink:type="simple" chart:class="chart:scatter" chart:style-name="ch1">
        <chart:legend chart:legend-position="end" svg:x="13.756cm" svg:y="4.206cm" style:legend-expansion="high" chart:style-name="ch2"/>
        <chart:plot-area chart:style-name="ch3" table:cell-range-address="testgrowth_glc.A1:testgrowth_glc.A21 testgrowth_glc.E1:testgrowth_glc.E21" svg:x="0.32cm" svg:y="0.18cm" svg:width="13.116cm" svg:height="8.65cm">
          <chartooo:coordinate-region svg:x="0.941cm" svg:y="0.379cm" svg:width="12.255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growth_glc.E1:testgrowth_glc.E21" chart:class="chart:scatter">
            <chart:domain table:cell-range-address="testgrowth_glc.A1:testgrowth_glc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growth_glc.A1:testgrowth_glc.A21</svg:desc>
                </draw:g>
              </table:table-cell>
              <table:table-cell office:value-type="float" office:value="0.000039330708749397">
                <text:p>0.000039330708749397</text:p>
                <draw:g>
                  <svg:desc>testgrowth_glc.E1:testgrowth_glc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418403904084427">
                <text:p>0.0000418403904084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15035198516467">
                <text:p>0.00215035198516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319553091711511">
                <text:p>0.0319553091711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53684429666893">
                <text:p>0.153684429666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477741563648681">
                <text:p>0.477741563648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14114797007139">
                <text:p>1.14114797007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.27726191762262">
                <text:p>2.27726191762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4.00212883338935">
                <text:p>4.00212883338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6.57635016395792">
                <text:p>6.57635016395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0.3993720049825">
                <text:p>10.3993720049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5.034136445859">
                <text:p>15.034136445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9.923018067861">
                <text:p>19.923018067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24.9147915597242">
                <text:p>24.9147915597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9.7871871075521">
                <text:p>29.787187107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29.0800320154693">
                <text:p>29.0800320154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7.0091814762291">
                <text:p>27.0091814762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26.0489724005134">
                <text:p>26.0489724005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26.044388968466">
                <text:p>26.044388968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26.0433724241774">
                <text:p>26.0433724241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6.0429609855278">
                <text:p>26.0429609855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